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138in"/>
    </style:style>
    <style:style style:name="co10" style:family="table-column">
      <style:table-column-properties fo:break-before="auto" style:column-width="1.4791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1.3075in"/>
    </style:style>
    <style:style style:name="co13" style:family="table-column">
      <style:table-column-properties fo:break-before="auto" style:column-width="1.2646in"/>
    </style:style>
    <style:style style:name="co14" style:family="table-column">
      <style:table-column-properties fo:break-before="auto" style:column-width="1.415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style:font-name="Liberation Sans" style:font-name-asian="DejaVu Sans" style:font-name-complex="Lohit Hindi"/>
    </style:style>
  </office:automatic-styles>
  <office:body>
    <office:spreadsheet>
      <table:table table:name="manually_crea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parts</text:p>
          </table:table-cell>
          <table:table-cell office:value-type="string">
            <text:p>$/ea</text:p>
          </table:table-cell>
          <table:table-cell office:value-type="string">
            <text:p>footprint</text:p>
          </table:table-cell>
          <table:table-cell office:value-type="string">
            <text:p>digikey</text:p>
          </table:table-cell>
          <table:table-cell office:value-type="string">
            <text:p>mfr #</text:p>
          </table:table-cell>
          <table:table-cell office:value-type="string">
            <text:p>dscr</text:p>
          </table:table-cell>
          <table:table-cell office:value-type="string">
            <text:p>alt</text:p>
          </table:table-cell>
          <table:table-cell office:value-type="string">
            <text:p>note</text:p>
          </table:table-cell>
        </table:table-row>
        <table:table-row table:style-name="ro2">
          <table:table-cell office:value-type="string">
            <text:p>Rc101</text:p>
          </table:table-cell>
          <table:table-cell office:value-type="float" office:value="0.1">
            <text:p>0.1</text:p>
          </table:table-cell>
          <table:table-cell office:value-type="string">
            <text:p>R4-LARGE_PADS</text:p>
          </table:table-cell>
          <table:table-cell office:value-type="string">
            <text:p>JW50ZT0R00CT-ND</text:p>
          </table:table-cell>
          <table:table-cell office:value-type="string">
            <text:p>JW50ZT0R00</text:p>
          </table:table-cell>
          <table:table-cell office:value-type="string">
            <text:p>RES 0.0 OHM 3A JUMP AXIAL</text:p>
          </table:table-cell>
          <table:table-cell office:value-type="string">
            <text:p>(SM/TH) 0 ohm resistor</text:p>
          </table:table-cell>
          <table:table-cell office:value-type="string">
            <text:p>Jumper for battery power</text:p>
          </table:table-cell>
        </table:table-row>
        <table:table-row table:style-name="ro2">
          <table:table-cell office:value-type="string">
            <text:p>Rc102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1276-5742-1-ND</text:p>
          </table:table-cell>
          <table:table-cell office:value-type="string">
            <text:p>RC3216F103CS</text:p>
          </table:table-cell>
          <table:table-cell office:value-type="string">
            <text:p>RES SMD 10K OHM 1% 1/4W 1206</text:p>
          </table:table-cell>
          <table:table-cell/>
          <table:table-cell office:value-type="string">
            <text:p>LED temp sense</text:p>
          </table:table-cell>
        </table:table-row>
        <table:table-row table:style-name="ro2">
          <table:table-cell office:value-type="string">
            <text:p>Rc103</text:p>
          </table:table-cell>
          <table:table-cell office:value-type="float" office:value="0.67">
            <text:p>0.67</text:p>
          </table:table-cell>
          <table:table-cell office:value-type="string">
            <text:p>R4-LARGE_PADS</text:p>
          </table:table-cell>
          <table:table-cell office:value-type="string">
            <text:p>A105970CT-ND</text:p>
          </table:table-cell>
          <table:table-cell office:value-type="string">
            <text:p>1622796-6</text:p>
          </table:table-cell>
          <table:table-cell office:value-type="string">
            <text:p>RES 10.0K OHM 1/4W 0.1% AXIAL</text:p>
          </table:table-cell>
          <table:table-cell/>
          <table:table-cell office:value-type="string">
            <text:p>LED temp sense</text:p>
          </table:table-cell>
        </table:table-row>
        <table:table-row table:style-name="ro2">
          <table:table-cell office:value-type="string">
            <text:p>THc101</text:p>
          </table:table-cell>
          <table:table-cell office:value-type="float" office:value="1.08">
            <text:p>1.08</text:p>
          </table:table-cell>
          <table:table-cell office:value-type="string">
            <text:p>SM1206</text:p>
          </table:table-cell>
          <table:table-cell office:value-type="string">
            <text:p>541-1150-1-ND</text:p>
          </table:table-cell>
          <table:table-cell office:value-type="string">
            <text:p>NTHS1206N02N1002JE</text:p>
          </table:table-cell>
          <table:table-cell office:value-type="string">
            <text:p>THERMISTOR NTC 10K OHM 5% 1206</text:p>
          </table:table-cell>
          <table:table-cell office:value-type="string">
            <text:p>BC2558CT-ND (0805, 10k, 1%, B3570K)</text:p>
          </table:table-cell>
          <table:table-cell office:value-type="string">
            <text:p>LED temp, b=3500K</text:p>
          </table:table-cell>
        </table:table-row>
        <table:table-row table:style-name="ro2">
          <table:table-cell office:value-type="string">
            <text:p>THc102</text:p>
          </table:table-cell>
          <table:table-cell office:value-type="float" office:value="1.12">
            <text:p>1.12</text:p>
          </table:table-cell>
          <table:table-cell office:value-type="string">
            <text:p>R4-LARGE_PADS</text:p>
          </table:table-cell>
          <table:table-cell office:value-type="string">
            <text:p>615-1054-ND</text:p>
          </table:table-cell>
          <table:table-cell office:value-type="string">
            <text:p>DC103G9G</text:p>
          </table:table-cell>
          <table:table-cell office:value-type="string">
            <text:p>THERMISTOR NTC 10K OHM 2%</text:p>
          </table:table-cell>
          <table:table-cell/>
          <table:table-cell office:value-type="string">
            <text:p>LED temp, b=3575K</text:p>
          </table:table-cell>
        </table:table-row>
        <table:table-row table:style-name="ro1">
          <table:table-cell office:value-type="string">
            <text:p>Uc101</text:p>
          </table:table-cell>
          <table:table-cell office:value-type="float" office:value="0.26">
            <text:p>0.26</text:p>
          </table:table-cell>
          <table:table-cell office:value-type="string">
            <text:p>DIP-24__600_ELL</text:p>
          </table:table-cell>
          <table:table-cell office:value-type="string">
            <text:p>ED3051-5-ND</text:p>
          </table:table-cell>
          <table:table-cell office:value-type="string">
            <text:p>ED24DT</text:p>
          </table:table-cell>
          <table:table-cell office:value-type="string">
            <text:p>CONN IC SOCKET VERT 24POS TIN</text:p>
          </table:table-cell>
          <table:table-cell/>
          <table:table-cell office:value-type="string">
            <text:p>use socket for arduino pro mini 3.3V 8MHz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BTp101</text:p>
          </table:table-cell>
          <table:table-cell office:value-type="float" office:value="1.36">
            <text:p>1.36</text:p>
          </table:table-cell>
          <table:table-cell table:style-name="ce2" office:value-type="string">
            <text:p>PIN_ARRAY_2X1</text:p>
          </table:table-cell>
          <table:table-cell office:value-type="string">
            <text:p>2461K-ND</text:p>
          </table:table-cell>
          <table:table-cell office:value-type="float" office:value="2461">
            <text:p>2461</text:p>
          </table:table-cell>
          <table:table-cell office:value-type="string">
            <text:p>HOLDER BATTERY 1CELL AA 6"LEAD</text:p>
          </table:table-cell>
          <table:table-cell/>
          <table:table-cell office:value-type="string">
            <text:p>AA holder, Keystone Electronics</text:p>
          </table:table-cell>
        </table:table-row>
        <table:table-row table:style-name="ro2">
          <table:table-cell office:value-type="string">
            <text:p>BTp102</text:p>
          </table:table-cell>
          <table:table-cell office:value-type="float" office:value="1.36">
            <text:p>1.36</text:p>
          </table:table-cell>
          <table:table-cell table:style-name="ce2" office:value-type="string">
            <text:p>PIN_ARRAY_2X1</text:p>
          </table:table-cell>
          <table:table-cell office:value-type="string">
            <text:p>2461K-ND</text:p>
          </table:table-cell>
          <table:table-cell office:value-type="float" office:value="2461">
            <text:p>2461</text:p>
          </table:table-cell>
          <table:table-cell office:value-type="string">
            <text:p>HOLDER BATTERY 1CELL AA 6"LEAD</text:p>
          </table:table-cell>
          <table:table-cell/>
          <table:table-cell office:value-type="string">
            <text:p>AA holder, Keystone Electronics</text:p>
          </table:table-cell>
        </table:table-row>
        <table:table-row table:style-name="ro1">
          <table:table-cell office:value-type="string">
            <text:p>Cp101</text:p>
          </table:table-cell>
          <table:table-cell table:number-columns-repeated="4"/>
          <table:table-cell office:value-type="string">
            <text:p>CAP TH, few 1000 uF, maybe 16V</text:p>
          </table:table-cell>
          <table:table-cell/>
          <table:table-cell office:value-type="string">
            <text:p>off-board (w/ power connector)</text:p>
          </table:table-cell>
        </table:table-row>
        <table:table-row table:style-name="ro2">
          <table:table-cell office:value-type="string">
            <text:p>Dp103</text:p>
          </table:table-cell>
          <table:table-cell office:value-type="float" office:value="0.34">
            <text:p>0.34</text:p>
          </table:table-cell>
          <table:table-cell office:value-type="string">
            <text:p>SM1206</text:p>
          </table:table-cell>
          <table:table-cell office:value-type="string">
            <text:p>732-4994-1-ND</text:p>
          </table:table-cell>
          <table:table-cell office:value-type="string">
            <text:p>150120YS75000</text:p>
          </table:table-cell>
          <table:table-cell office:value-type="string">
            <text:p>WL-SMCW SMD CHIP LED WATERCLEAR</text:p>
          </table:table-cell>
          <table:table-cell/>
          <table:table-cell office:value-type="string">
            <text:p>Yellow 1206 LED, 20mA</text:p>
          </table:table-cell>
        </table:table-row>
        <table:table-row table:style-name="ro2">
          <table:table-cell office:value-type="string">
            <text:p>Pp101</text:p>
          </table:table-cell>
          <table:table-cell/>
          <table:table-cell table:style-name="ce2" office:value-type="string">
            <text:p>PIN_ARRAY_2X1</text:p>
          </table:table-cell>
          <table:table-cell table:number-columns-repeated="5"/>
        </table:table-row>
        <table:table-row table:style-name="ro2">
          <table:table-cell office:value-type="string">
            <text:p>Rp101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P12.0FCT-ND</text:p>
          </table:table-cell>
          <table:table-cell office:value-type="string">
            <text:p>ERJ-8ENF12R0V</text:p>
          </table:table-cell>
          <table:table-cell office:value-type="string">
            <text:p>RES SMD 12 OHM 1% 1/4W 1206</text:p>
          </table:table-cell>
          <table:table-cell table:number-columns-repeated="2"/>
        </table:table-row>
        <table:table-row table:style-name="ro2">
          <table:table-cell office:value-type="string">
            <text:p>Rp102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1276-5685-1-ND</text:p>
          </table:table-cell>
          <table:table-cell office:value-type="string">
            <text:p>RC3216F271CS</text:p>
          </table:table-cell>
          <table:table-cell office:value-type="string">
            <text:p>RES SMD 270 OHM 1% 1/4W 1206</text:p>
          </table:table-cell>
          <table:table-cell table:number-columns-repeated="2"/>
        </table:table-row>
        <table:table-row table:style-name="ro2">
          <table:table-cell office:value-type="string">
            <text:p>Rp103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1276-5742-1-ND</text:p>
          </table:table-cell>
          <table:table-cell office:value-type="string">
            <text:p>RC3216F103CS</text:p>
          </table:table-cell>
          <table:table-cell office:value-type="string">
            <text:p>RES SMD 10K OHM 1% 1/4W 1206</text:p>
          </table:table-cell>
          <table:table-cell/>
          <table:table-cell table:style-name="ce2" office:value-type="string">
            <text:p>LED temp sense</text:p>
          </table:table-cell>
        </table:table-row>
        <table:table-row table:style-name="ro1">
          <table:table-cell office:value-type="string">
            <text:p>THp101</text:p>
          </table:table-cell>
          <table:table-cell office:value-type="float" office:value="1.12">
            <text:p>1.12</text:p>
          </table:table-cell>
          <table:table-cell office:value-type="string">
            <text:p>PIN_ARRAY_2X1</text:p>
          </table:table-cell>
          <table:table-cell office:value-type="string">
            <text:p>615-1054-ND</text:p>
          </table:table-cell>
          <table:table-cell office:value-type="string">
            <text:p>DC103G9G</text:p>
          </table:table-cell>
          <table:table-cell office:value-type="string">
            <text:p>THERMISTOR NTC 10K OHM 2%</text:p>
          </table:table-cell>
          <table:table-cell/>
          <table:table-cell office:value-type="string">
            <text:p>batt temp, b=3575K</text:p>
          </table:table-cell>
        </table:table-row>
        <table:table-row table:style-name="ro2">
          <table:table-cell office:value-type="string">
            <text:p>Up101</text:p>
          </table:table-cell>
          <table:table-cell office:value-type="float" office:value="1.36">
            <text:p>1.36</text:p>
          </table:table-cell>
          <table:table-cell office:value-type="string">
            <text:p>TO220_LDO</text:p>
          </table:table-cell>
          <table:table-cell office:value-type="string">
            <text:p>MCP1827S-1202E/AB-ND</text:p>
          </table:table-cell>
          <table:table-cell office:value-type="string">
            <text:p>MCP1827S-1202E/AB</text:p>
          </table:table-cell>
          <table:table-cell office:value-type="string">
            <text:p>IC REG LDO 1.2V 1.5A TO220-3</text:p>
          </table:table-cell>
          <table:table-cell/>
          <table:table-cell office:value-type="string">
            <text:p>current source for charging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Cp201</text:p>
          </table:table-cell>
          <table:table-cell office:value-type="float" office:value="0.28">
            <text:p>0.28</text:p>
          </table:table-cell>
          <table:table-cell office:value-type="string">
            <text:p>SM1206</text:p>
          </table:table-cell>
          <table:table-cell office:value-type="string">
            <text:p>445-14795-1-ND</text:p>
          </table:table-cell>
          <table:table-cell office:value-type="string">
            <text:p>C3216X7R1C475K085AB</text:p>
          </table:table-cell>
          <table:table-cell office:value-type="string">
            <text:p>CAP CER 4.7UF 16V 10% X7R 1206</text:p>
          </table:table-cell>
          <table:table-cell table:number-columns-repeated="2"/>
        </table:table-row>
        <table:table-row table:style-name="ro2">
          <table:table-cell office:value-type="string">
            <text:p>Dp201</text:p>
          </table:table-cell>
          <table:table-cell office:value-type="float" office:value="2.73">
            <text:p>2.73</text:p>
          </table:table-cell>
          <table:table-cell office:value-type="string">
            <text:p>XP-E2</text:p>
          </table:table-cell>
          <table:table-cell office:value-type="string">
            <text:p>XPEBRD-L1-0000-00801CT-ND</text:p>
          </table:table-cell>
          <table:table-cell office:value-type="string">
            <text:p>XPEBRD-L1-0000-00801</text:p>
          </table:table-cell>
          <table:table-cell office:value-type="string">
            <text:p>XLAMP XP-E2 COLOR LEDS</text:p>
          </table:table-cell>
          <table:table-cell table:number-columns-repeated="2"/>
        </table:table-row>
        <table:table-row table:style-name="ro2">
          <table:table-cell office:value-type="string">
            <text:p>Dp202</text:p>
          </table:table-cell>
          <table:table-cell office:value-type="float" office:value="0.68">
            <text:p>0.68</text:p>
          </table:table-cell>
          <table:table-cell office:value-type="string">
            <text:p>DO-216AA</text:p>
          </table:table-cell>
          <table:table-cell office:value-type="string">
            <text:p>MBRM120ET3GOSCT-ND</text:p>
          </table:table-cell>
          <table:table-cell office:value-type="string">
            <text:p>MBRM120ET3G</text:p>
          </table:table-cell>
          <table:table-cell office:value-type="string">
            <text:p>DIODE SCHOTTKY 20V 1A POWERMITE</text:p>
          </table:table-cell>
          <table:table-cell office:value-type="string">
            <text:p>0.91 ohm resistor</text:p>
          </table:table-cell>
          <table:table-cell/>
        </table:table-row>
        <table:table-row table:style-name="ro2">
          <table:table-cell office:value-type="string">
            <text:p>Dp203</text:p>
          </table:table-cell>
          <table:table-cell/>
          <table:table-cell office:value-type="string">
            <text:p>PIN_ARRAY_2X1</text:p>
          </table:table-cell>
          <table:table-cell table:number-columns-repeated="5"/>
        </table:table-row>
        <table:table-row table:style-name="ro2">
          <table:table-cell office:value-type="string">
            <text:p>Lp201</text:p>
          </table:table-cell>
          <table:table-cell office:value-type="float" office:value="1.12">
            <text:p>1.12</text:p>
          </table:table-cell>
          <table:table-cell office:value-type="string">
            <text:p>SLF7045</text:p>
          </table:table-cell>
          <table:table-cell office:value-type="string">
            <text:p>445-2023-1-ND</text:p>
          </table:table-cell>
          <table:table-cell office:value-type="string">
            <text:p>SLF7045T-3R3M2R5-PF</text:p>
          </table:table-cell>
          <table:table-cell office:value-type="string">
            <text:p>FIXED IND 3.3UH 2.5A 20 MOHM SMD</text:p>
          </table:table-cell>
          <table:table-cell table:number-columns-repeated="2"/>
        </table:table-row>
        <table:table-row table:style-name="ro2">
          <table:table-cell office:value-type="string">
            <text:p>Rp201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P1.00MFCT-ND</text:p>
          </table:table-cell>
          <table:table-cell office:value-type="string">
            <text:p>ERJ-8ENF1004V</text:p>
          </table:table-cell>
          <table:table-cell office:value-type="string">
            <text:p>RES SMD 1M OHM 1% 1/4W 1206</text:p>
          </table:table-cell>
          <table:table-cell office:value-type="string">
            <text:p>&lt;many&gt;</text:p>
          </table:table-cell>
          <table:table-cell/>
        </table:table-row>
        <table:table-row table:style-name="ro2">
          <table:table-cell office:value-type="string">
            <text:p>Rp202</text:p>
          </table:table-cell>
          <table:table-cell office:value-type="float" office:value="0.27">
            <text:p>0.27</text:p>
          </table:table-cell>
          <table:table-cell office:value-type="string">
            <text:p>SM1206</text:p>
          </table:table-cell>
          <table:table-cell office:value-type="string">
            <text:p>CRM1206-FX-R910ELFCT-ND</text:p>
          </table:table-cell>
          <table:table-cell office:value-type="string">
            <text:p>CRM1206-FX-R910ELF</text:p>
          </table:table-cell>
          <table:table-cell office:value-type="string">
            <text:p>RES SMD 0.91 OHM 1% 1/2W 1206</text:p>
          </table:table-cell>
          <table:table-cell office:value-type="string">
            <text:p>diode</text:p>
          </table:table-cell>
          <table:table-cell office:value-type="string">
            <text:p>keep LED (LTC3490 pin5) above 3V</text:p>
          </table:table-cell>
        </table:table-row>
        <table:table-row table:style-name="ro2">
          <table:table-cell office:value-type="string">
            <text:p>Up201</text:p>
          </table:table-cell>
          <table:table-cell office:value-type="float" office:value="4.22">
            <text:p>4.22</text:p>
          </table:table-cell>
          <table:table-cell office:value-type="string">
            <text:p>SOIC_8n</text:p>
          </table:table-cell>
          <table:table-cell office:value-type="string">
            <text:p>LTC3490ES8#PBF-ND</text:p>
          </table:table-cell>
          <table:table-cell office:value-type="string">
            <text:p>LTC3490ES8#PBF</text:p>
          </table:table-cell>
          <table:table-cell office:value-type="string">
            <text:p>IC LED DRIVER PHOTO FLASH 8-SOIC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</table:table-row>
        <table:table-row table:style-name="ro2">
          <table:table-cell office:value-type="string">
            <text:p>Dp301</text:p>
          </table:table-cell>
          <table:table-cell office:value-type="float" office:value="0.44">
            <text:p>0.44</text:p>
          </table:table-cell>
          <table:table-cell office:value-type="string">
            <text:p>DO-214AA</text:p>
          </table:table-cell>
          <table:table-cell office:value-type="string">
            <text:p>B340LB-FDICT-ND</text:p>
          </table:table-cell>
          <table:table-cell office:value-type="string">
            <text:p>B340LB-13-F</text:p>
          </table:table-cell>
          <table:table-cell office:value-type="string">
            <text:p>DIODE SCHOTTKY 40V 3A SMB</text:p>
          </table:table-cell>
          <table:table-cell/>
          <table:table-cell table:style-name="ce2"/>
        </table:table-row>
        <table:table-row table:style-name="ro2">
          <table:table-cell office:value-type="string">
            <text:p>Dp302</text:p>
          </table:table-cell>
          <table:table-cell office:value-type="float" office:value="0.44">
            <text:p>0.44</text:p>
          </table:table-cell>
          <table:table-cell office:value-type="string">
            <text:p>DO-214AA</text:p>
          </table:table-cell>
          <table:table-cell office:value-type="string">
            <text:p>B340LB-FDICT-ND</text:p>
          </table:table-cell>
          <table:table-cell office:value-type="string">
            <text:p>B340LB-13-F</text:p>
          </table:table-cell>
          <table:table-cell office:value-type="string">
            <text:p>DIODE SCHOTTKY 40V 3A SMB</text:p>
          </table:table-cell>
          <table:table-cell table:number-columns-repeated="2"/>
        </table:table-row>
        <table:table-row table:style-name="ro2">
          <table:table-cell office:value-type="string">
            <text:p>Kp301</text:p>
          </table:table-cell>
          <table:table-cell/>
          <table:table-cell office:value-type="string">
            <text:p>PIN_ARRAY_3X1</text:p>
          </table:table-cell>
          <table:table-cell table:number-columns-repeated="4"/>
          <table:table-cell office:value-type="string">
            <text:p>for SFE boost SMPS</text:p>
          </table:table-cell>
        </table:table-row>
        <table:table-row table:style-name="ro2">
          <table:table-cell office:value-type="string">
            <text:p>Rp301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1276-5742-1-ND</text:p>
          </table:table-cell>
          <table:table-cell office:value-type="string">
            <text:p>RC3216F103CS</text:p>
          </table:table-cell>
          <table:table-cell office:value-type="string">
            <text:p>RES SMD 10K OHM 1% 1/4W 1206</text:p>
          </table:table-cell>
          <table:table-cell table:number-columns-repeated="2"/>
        </table:table-row>
        <table:table-row table:style-name="ro2">
          <table:table-cell office:value-type="string">
            <text:p>Rp302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1276-5742-1-ND</text:p>
          </table:table-cell>
          <table:table-cell office:value-type="string">
            <text:p>RC3216F103CS</text:p>
          </table:table-cell>
          <table:table-cell office:value-type="string">
            <text:p>RES SMD 10K OHM 1% 1/4W 1206</text:p>
          </table:table-cell>
          <table:table-cell table:number-columns-repeated="2"/>
        </table:table-row>
        <table:table-row table:style-name="ro2">
          <table:table-cell office:value-type="string">
            <text:p>Rp303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1276-3514-1-ND</text:p>
          </table:table-cell>
          <table:table-cell office:value-type="string">
            <text:p>RC3216J000CS</text:p>
          </table:table-cell>
          <table:table-cell office:value-type="string">
            <text:p>RES SMD 0.0 OHM JUMPER 1/4W 1206</text:p>
          </table:table-cell>
          <table:table-cell table:number-columns-repeated="2"/>
        </table:table-row>
        <table:table-row table:style-name="ro2">
          <table:table-cell office:value-type="string">
            <text:p>SWp301</text:p>
          </table:table-cell>
          <table:table-cell/>
          <table:table-cell office:value-type="string">
            <text:p>PIN_ARRAY_2X1</text:p>
          </table:table-cell>
          <table:table-cell table:number-columns-repeated="4"/>
          <table:table-cell office:value-type="string">
            <text:p>panel mount switch wired to board</text:p>
          </table:table-cell>
        </table:table-row>
        <table:table-row table:style-name="ro2">
          <table:table-cell office:value-type="string">
            <text:p>Up301</text:p>
          </table:table-cell>
          <table:table-cell office:value-type="float" office:value="1.07">
            <text:p>1.07</text:p>
          </table:table-cell>
          <table:table-cell office:value-type="string">
            <text:p>SOT23_5</text:p>
          </table:table-cell>
          <table:table-cell office:value-type="string">
            <text:p>FPF2103CT-ND</text:p>
          </table:table-cell>
          <table:table-cell office:value-type="string">
            <text:p>FPF2103</text:p>
          </table:table-cell>
          <table:table-cell office:value-type="string">
            <text:p>IC SWITCH LOAD FULL FUNC SOT23-5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radar_1</text:p>
          </table:table-cell>
          <table:table-cell office:value-type="float" office:value="3.54">
            <text:p>3.54</text:p>
          </table:table-cell>
          <table:table-cell office:value-type="string">
            <text:p>BULKHEAD</text:p>
          </table:table-cell>
          <table:table-cell office:value-type="string">
            <text:p>931-1178-ND</text:p>
          </table:table-cell>
          <table:table-cell office:value-type="string">
            <text:p>PCB.SMAFST.2H.A.HT</text:p>
          </table:table-cell>
          <table:table-cell office:value-type="string">
            <text:p>CONN SMA JACK STR SOLDER</text:p>
          </table:table-cell>
          <table:table-cell table:number-columns-repeated="2"/>
        </table:table-row>
        <table:table-row table:style-name="ro2">
          <table:table-cell office:value-type="string">
            <text:p>LEDs_1</text:p>
          </table:table-cell>
          <table:table-cell/>
          <table:table-cell office:value-type="string">
            <text:p>hanging</text:p>
          </table:table-cell>
          <table:table-cell office:value-type="string">
            <text:p>UHM0J222MPD6-ND</text:p>
          </table:table-cell>
          <table:table-cell office:value-type="string">
            <text:p>UHM0J222MPD6</text:p>
          </table:table-cell>
          <table:table-cell office:value-type="string">
            <text:p>CAP ALUM 2200UF 6.3V 20% RADIAL</text:p>
          </table:table-cell>
          <table:table-cell office:value-type="string">
            <text:p>many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2">
          <table:table-cell table:number-columns-repeated="7"/>
          <table:table-cell table:style-name="ce2"/>
        </table:table-row>
        <table:table-row table:style-name="ro2" table:number-rows-repeated="104852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digikey_order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dkey#</text:p>
          </table:table-cell>
          <table:table-cell office:value-type="string">
            <text:p>note</text:p>
          </table:table-cell>
          <table:table-cell office:value-type="string">
            <text:p>$/each (expected)</text:p>
          </table:table-cell>
          <table:table-cell office:value-type="string">
            <text:p>footprint (kiad)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W50ZT0R00CT-ND</text:p>
          </table:table-cell>
          <table:table-cell office:value-type="string">
            <text:p>Rc101</text:p>
          </table:table-cell>
          <table:table-cell office:value-type="float" office:value="0.1">
            <text:p>0.1</text:p>
          </table:table-cell>
          <table:table-cell office:value-type="string">
            <text:p>R4-LARGE_PADS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276-5742-1-ND</text:p>
          </table:table-cell>
          <table:table-cell office:value-type="string">
            <text:p>Rc102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105970CT-ND</text:p>
          </table:table-cell>
          <table:table-cell office:value-type="string">
            <text:p>Rc103</text:p>
          </table:table-cell>
          <table:table-cell office:value-type="float" office:value="0.67">
            <text:p>0.67</text:p>
          </table:table-cell>
          <table:table-cell office:value-type="string">
            <text:p>R4-LARGE_PADS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541-1150-1-ND</text:p>
          </table:table-cell>
          <table:table-cell office:value-type="string">
            <text:p>THc101</text:p>
          </table:table-cell>
          <table:table-cell office:value-type="float" office:value="1.08">
            <text:p>1.08</text:p>
          </table:table-cell>
          <table:table-cell office:value-type="string">
            <text:p>SM1206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615-1054-ND</text:p>
          </table:table-cell>
          <table:table-cell office:value-type="string">
            <text:p>THc102</text:p>
          </table:table-cell>
          <table:table-cell office:value-type="float" office:value="1.12">
            <text:p>1.12</text:p>
          </table:table-cell>
          <table:table-cell office:value-type="string">
            <text:p>R4-LARGE_PADS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461K-ND</text:p>
          </table:table-cell>
          <table:table-cell office:value-type="string">
            <text:p>BTp101</text:p>
          </table:table-cell>
          <table:table-cell office:value-type="float" office:value="1.36">
            <text:p>1.36</text:p>
          </table:table-cell>
          <table:table-cell table:style-name="ce2" office:value-type="string">
            <text:p>PIN_ARRAY_2X1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461K-ND</text:p>
          </table:table-cell>
          <table:table-cell office:value-type="string">
            <text:p>BTp102</text:p>
          </table:table-cell>
          <table:table-cell office:value-type="float" office:value="1.36">
            <text:p>1.36</text:p>
          </table:table-cell>
          <table:table-cell table:style-name="ce2" office:value-type="string">
            <text:p>PIN_ARRAY_2X1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732-4994-1-ND</text:p>
          </table:table-cell>
          <table:table-cell office:value-type="string">
            <text:p>Dp103</text:p>
          </table:table-cell>
          <table:table-cell office:value-type="float" office:value="0.34">
            <text:p>0.34</text:p>
          </table:table-cell>
          <table:table-cell office:value-type="string">
            <text:p>SM1206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12.0FCT-ND</text:p>
          </table:table-cell>
          <table:table-cell office:value-type="string">
            <text:p>Rp101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276-5685-1-ND</text:p>
          </table:table-cell>
          <table:table-cell office:value-type="string">
            <text:p>Rp102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276-5742-1-ND</text:p>
          </table:table-cell>
          <table:table-cell office:value-type="string">
            <text:p>Rp103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615-1054-ND</text:p>
          </table:table-cell>
          <table:table-cell office:value-type="string">
            <text:p>THp101</text:p>
          </table:table-cell>
          <table:table-cell office:value-type="float" office:value="1.12">
            <text:p>1.12</text:p>
          </table:table-cell>
          <table:table-cell office:value-type="string">
            <text:p>PIN_ARRAY_2X1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CP1827S-1202E/AB-ND</text:p>
          </table:table-cell>
          <table:table-cell office:value-type="string">
            <text:p>Up101</text:p>
          </table:table-cell>
          <table:table-cell office:value-type="float" office:value="1.36">
            <text:p>1.36</text:p>
          </table:table-cell>
          <table:table-cell office:value-type="string">
            <text:p>TO220_LDO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45-14795-1-ND</text:p>
          </table:table-cell>
          <table:table-cell office:value-type="string">
            <text:p>Cp201</text:p>
          </table:table-cell>
          <table:table-cell office:value-type="float" office:value="0.28">
            <text:p>0.28</text:p>
          </table:table-cell>
          <table:table-cell office:value-type="string">
            <text:p>SM1206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PEBRD-L1-0000-00801CT-ND</text:p>
          </table:table-cell>
          <table:table-cell office:value-type="string">
            <text:p>Dp201</text:p>
          </table:table-cell>
          <table:table-cell office:value-type="float" office:value="2.73">
            <text:p>2.73</text:p>
          </table:table-cell>
          <table:table-cell office:value-type="string">
            <text:p>XP-E2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BRM120ET3GOSCT-ND</text:p>
          </table:table-cell>
          <table:table-cell office:value-type="string">
            <text:p>Dp202</text:p>
          </table:table-cell>
          <table:table-cell office:value-type="float" office:value="0.68">
            <text:p>0.68</text:p>
          </table:table-cell>
          <table:table-cell office:value-type="string">
            <text:p>DO-216AA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45-2023-1-ND</text:p>
          </table:table-cell>
          <table:table-cell office:value-type="string">
            <text:p>Lp201</text:p>
          </table:table-cell>
          <table:table-cell office:value-type="float" office:value="1.12">
            <text:p>1.12</text:p>
          </table:table-cell>
          <table:table-cell office:value-type="string">
            <text:p>SLF7045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1.00MFCT-ND</text:p>
          </table:table-cell>
          <table:table-cell office:value-type="string">
            <text:p>Rp201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RM1206-FX-R910ELFCT-ND</text:p>
          </table:table-cell>
          <table:table-cell office:value-type="string">
            <text:p>Rp202</text:p>
          </table:table-cell>
          <table:table-cell office:value-type="float" office:value="0.27">
            <text:p>0.27</text:p>
          </table:table-cell>
          <table:table-cell office:value-type="string">
            <text:p>SM1206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TC3490ES8#PBF-ND</text:p>
          </table:table-cell>
          <table:table-cell office:value-type="string">
            <text:p>Up201</text:p>
          </table:table-cell>
          <table:table-cell office:value-type="float" office:value="4.22">
            <text:p>4.22</text:p>
          </table:table-cell>
          <table:table-cell office:value-type="string">
            <text:p>SOIC_8n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340LB-FDICT-ND</text:p>
          </table:table-cell>
          <table:table-cell office:value-type="string">
            <text:p>Dp301</text:p>
          </table:table-cell>
          <table:table-cell office:value-type="float" office:value="0.44">
            <text:p>0.44</text:p>
          </table:table-cell>
          <table:table-cell office:value-type="string">
            <text:p>DO-214AA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340LB-FDICT-ND</text:p>
          </table:table-cell>
          <table:table-cell office:value-type="string">
            <text:p>Dp302</text:p>
          </table:table-cell>
          <table:table-cell office:value-type="float" office:value="0.44">
            <text:p>0.44</text:p>
          </table:table-cell>
          <table:table-cell office:value-type="string">
            <text:p>DO-214AA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276-5742-1-ND</text:p>
          </table:table-cell>
          <table:table-cell office:value-type="string">
            <text:p>Rp301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276-5742-1-ND</text:p>
          </table:table-cell>
          <table:table-cell office:value-type="string">
            <text:p>Rp302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276-3514-1-ND</text:p>
          </table:table-cell>
          <table:table-cell office:value-type="string">
            <text:p>Rp303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PF2103CT-ND</text:p>
          </table:table-cell>
          <table:table-cell office:value-type="string">
            <text:p>Up301</text:p>
          </table:table-cell>
          <table:table-cell office:value-type="float" office:value="1.07">
            <text:p>1.07</text:p>
          </table:table-cell>
          <table:table-cell office:value-type="string">
            <text:p>SOT23_5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931-1178-ND</text:p>
          </table:table-cell>
          <table:table-cell office:value-type="string">
            <text:p>radar_1</text:p>
          </table:table-cell>
          <table:table-cell office:value-type="float" office:value="3.54">
            <text:p>3.54</text:p>
          </table:table-cell>
          <table:table-cell office:value-type="string">
            <text:p>BULKHEAD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HM0J222MPD6-ND</text:p>
          </table:table-cell>
          <table:table-cell office:value-type="string">
            <text:p>LEDs_1</text:p>
          </table:table-cell>
          <table:table-cell/>
          <table:table-cell office:value-type="string">
            <text:p>hanging</text:p>
          </table:table-cell>
          <table:table-cell table:number-columns-repeated="2"/>
          <table:table-cell table:style-name="ce2"/>
        </table:table-row>
        <table:table-row table:style-name="ro2" table:number-rows-repeated="16">
          <table:table-cell table:number-columns-repeated="8"/>
        </table:table-row>
        <table:table-row table:style-name="ro2">
          <table:table-cell table:number-columns-repeated="7"/>
          <table:table-cell table:style-name="ce2"/>
        </table:table-row>
        <table:table-row table:style-name="ro2" table:number-rows-repeated="1048529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5">00/00/0000</text:date>, <text:time style:data-style-name="N2" text:time-value="0000-00-00T17:40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ah Hafner</meta:initial-creator>
    <meta:creation-date>2014-12-04T22:22:36</meta:creation-date>
    <dc:date>2014-12-25T17:43:34</dc:date>
    <dc:creator>Noah Hafner</dc:creator>
    <meta:editing-duration>P5DT4H38M3S</meta:editing-duration>
    <meta:editing-cycles>17</meta:editing-cycles>
    <meta:generator>LibreOffice/4.0.2.2$Linux_X86_64 LibreOffice_project/400m0$Build-2</meta:generator>
    <meta:document-statistic meta:table-count="2" meta:cell-count="357" meta:object-count="0"/>
  </office:meta>
</office:document-meta>
</file>